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8.1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</style:style>
    <style:style style:name="gr3" style:family="graphic" style:parent-style-name="standard">
      <style:graphic-properties svg:stroke-color="#0093d9" draw:fill-color="#0093d9" draw:textarea-horizontal-align="justify" draw:textarea-vertical-align="middle" draw:auto-grow-height="false" fo:min-height="0.654cm" fo:min-width="0.4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1.512cm"/>
    </style:style>
    <style:style style:name="gr5" style:family="graphic" style:parent-style-name="standard">
      <style:graphic-properties svg:stroke-color="#0093d9" draw:fill-color="#0093d9" draw:textarea-horizontal-align="justify" draw:textarea-vertical-align="middle" draw:auto-grow-height="false" fo:min-height="0.645cm" fo:min-width="1.512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654cm" fo:min-width="0.404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1.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93d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69a2e" style:font-name="Inconsolata Black1" fo:font-size="40pt" style:font-size-asian="40pt" style:font-size-complex="40pt"/>
    </style:style>
    <style:style style:name="T1" style:family="text">
      <style:text-properties fo:font-variant="normal" fo:text-transform="none" fo:color="#069a2e" style:text-outline="false" style:text-line-through-style="none" style:text-line-through-type="none" style:font-name="Inconsolata Black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0.991cm" svg:x="5.6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4.5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3.4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2.3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6.6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5.5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14.448cm" svg:y="18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108cm" svg:height="0.991cm" svg:x="2.345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108cm" svg:height="0.991cm" svg:x="2.346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108cm" svg:height="0.991cm" svg:x="15.546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108cm" svg:height="0.991cm" svg:x="15.547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6.746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5.6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4.5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0.0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8.9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7.8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3.3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2.2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1.15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4.4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6.747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5.6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4.5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0.0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8.9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7.8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13.3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2.2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1.151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4.4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6.748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5.6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4.5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10.0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8.9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7.8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3.3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2.2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1.152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4.4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5.5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6.652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1cm" svg:x="3.45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2.3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6.4cm" svg:height="12cm" svg:x="1.8cm" svg:y="1.4cm">
          <draw:text-box>
            <text:p text:style-name="P3"><text:span text:style-name="T1">01010101100001011010101010010101000110100110101010010101110101001010111010001101010101000101010111010000101010101010000100101010111010000101011110100001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0:34:43.075612529</meta:creation-date>
    <dc:date>2020-05-28T18:29:42.486508751</dc:date>
    <meta:editing-duration>PT21M10S</meta:editing-duration>
    <meta:editing-cycles>8</meta:editing-cycles>
    <meta:generator>LibreOffice/6.2.8.2$Linux_X86_64 LibreOffice_project/20$Build-2</meta:generator>
    <meta:document-statistic meta:object-count="46"/>
  </office:meta>
</office:document-meta>
</file>